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9547" officeooo:paragraph-rsid="00079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е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8:58:58.580008477</meta:creation-date>
    <dc:date>2020-01-11T08:59:18.472969962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